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42000000CE5747BB38090E8A1C.png" manifest:media-type="image/png"/>
  <manifest:file-entry manifest:full-path="Pictures/10000201000001470000001810E21349D4510EA0.png" manifest:media-type="image/png"/>
  <manifest:file-entry manifest:full-path="Pictures/10000201000000680000001676259D9D4F14F066.png" manifest:media-type="image/pn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8.652cm" svg:height="0.635cm" draw:z-index="0"><draw:image xlink:href="Pictures/10000201000001470000001810E21349D4510EA0.png" xlink:type="simple" xlink:show="embed" xlink:actuate="onLoad" loext:mime-type="image/png"/></draw:frame></text:p>
      <text:p text:style-name="Standard"/>
      <text:p text:style-name="Standard"><draw:frame draw:style-name="fr1" draw:name="Image2" text:anchor-type="paragraph" svg:width="2.752cm" svg:height="0.582cm" draw:z-index="1"><draw:image xlink:href="Pictures/10000201000000680000001676259D9D4F14F066.png" xlink:type="simple" xlink:show="embed" xlink:actuate="onLoad" loext:mime-type="image/png"/></draw:frame></text:p>
      <text:p text:style-name="Standard"/>
      <text:p text:style-name="Standard"><draw:frame draw:style-name="fr1" draw:name="Image3" text:anchor-type="paragraph" svg:width="15.293cm" svg:height="5.45cm" draw:z-index="2"><draw:image xlink:href="Pictures/1000020100000242000000CE5747BB38090E8A1C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10-13T11:19:29.423914411</meta:creation-date>
    <dc:date>2020-10-13T11:21:15.892783718</dc:date>
    <meta:editing-duration>PT1M47S</meta:editing-duration>
    <meta:editing-cycles>1</meta:editing-cycles>
    <meta:generator>LibreOffice/6.3.5.2$Linux_X86_64 LibreOffice_project/30$Build-2</meta:generator>
    <meta:document-statistic meta:table-count="0" meta:image-count="3" meta:object-count="0" meta:page-count="1" meta:paragraph-count="0" meta:word-count="0" meta:character-count="0" meta:non-whitespace-character-count="0"/>
  </office:meta>
</office:document-meta>
</file>